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anal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whm</text:p>
          </table:table-cell>
          <table:table-cell/>
          <table:table-cell office:value-type="string" calcext:value-type="string">
            <text:p>E-kalibriert</text:p>
          </table:table-cell>
          <table:table-cell office:value-type="string" calcext:value-type="string">
            <text:p>Fehler E</text:p>
          </table:table-cell>
          <table:table-cell office:value-type="string" calcext:value-type="string">
            <text:p>FWHM-kalibriert</text:p>
          </table:table-cell>
          <table:table-cell office:value-type="string" calcext:value-type="string">
            <text:p>Fehler FWH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173.208" calcext:value-type="float">
            <text:p>1173,20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3]*0.2027 -24.9" office:value-type="float" office:value="1170.0165" calcext:value-type="float">
            <text:p>1170,0165</text:p>
          </table:table-cell>
          <table:table-cell table:formula="of:=SQRT( (3.4)^2 +( [.A3]*0.0007)^2 + (0.2027 * [.C3])^2 )" office:value-type="float" office:value="10.0531578028995" calcext:value-type="float">
            <text:p>10,0531578029</text:p>
          </table:table-cell>
          <table:table-cell table:formula="of:=[.D3]*0.2027" office:value-type="float" office:value="50.675" calcext:value-type="float">
            <text:p>50,675</text:p>
          </table:table-cell>
          <table:table-cell table:formula="of:=(0.0007/0.2027)*[.D3]" office:value-type="float" office:value="0.863344844597928" calcext:value-type="float">
            <text:p>0,8633448446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1332.466" calcext:value-type="float">
            <text:p>1332,466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4]*0.2027 -24.9" office:value-type="float" office:value="1334.2035" calcext:value-type="float">
            <text:p>1334,2035</text:p>
          </table:table-cell>
          <table:table-cell table:formula="of:=SQRT( (3.4)^2 +( [.A4]*0.0007)^2 + (0.2027 * [.C4])^2 )" office:value-type="float" office:value="7.19085788623305" calcext:value-type="float">
            <text:p>7,1908578862</text:p>
          </table:table-cell>
          <table:table-cell table:formula="of:=[.D4]*0.2027" office:value-type="float" office:value="40.54" calcext:value-type="float">
            <text:p>40,54</text:p>
          </table:table-cell>
          <table:table-cell table:formula="of:=(0.0007/0.2027)*[.D4]" office:value-type="float" office:value="0.690675875678342" calcext:value-type="float">
            <text:p>0,6906758757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661.638" calcext:value-type="float">
            <text:p>661,63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5]*0.2027 -24.9" office:value-type="float" office:value="661.8476" calcext:value-type="float">
            <text:p>661,8476</text:p>
          </table:table-cell>
          <table:table-cell table:formula="of:=SQRT( (3.4)^2 +( [.A5]*0.0007)^2 + (0.2027 * [.C5])^2 )" office:value-type="float" office:value="5.02370335509572" calcext:value-type="float">
            <text:p>5,0237033551</text:p>
          </table:table-cell>
          <table:table-cell table:formula="of:=[.D5]*0.2027" office:value-type="float" office:value="50.675" calcext:value-type="float">
            <text:p>50,675</text:p>
          </table:table-cell>
          <table:table-cell table:formula="of:=(0.0007/0.2027)*[.D5]" office:value-type="float" office:value="0.863344844597928" calcext:value-type="float">
            <text:p>0,8633448446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274.511" calcext:value-type="float">
            <text:p>1274,511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6]*0.2027 -24.9" office:value-type="float" office:value="1271.5692" calcext:value-type="float">
            <text:p>1271,5692</text:p>
          </table:table-cell>
          <table:table-cell table:formula="of:=SQRT( (3.4)^2 +( [.A6]*0.0007)^2 + (0.2027 * [.C6])^2 )" office:value-type="float" office:value="9.05191969087221" calcext:value-type="float">
            <text:p>9,0519196909</text:p>
          </table:table-cell>
          <table:table-cell table:formula="of:=[.D6]*0.2027" office:value-type="float" office:value="81.08" calcext:value-type="float">
            <text:p>81,08</text:p>
          </table:table-cell>
          <table:table-cell table:formula="of:=(0.0007/0.2027)*[.D6]" office:value-type="float" office:value="1.38135175135668" calcext:value-type="float">
            <text:p>1,38135175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1173.2" calcext:value-type="float">
            <text:p>1173,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/>
          <table:table-cell table:formula="of:=[.A9]*0.1839 +3.2" office:value-type="float" office:value="1175.9303" calcext:value-type="float">
            <text:p>1175,9303</text:p>
          </table:table-cell>
          <table:table-cell table:formula="of:=SQRT( (2.3)^2 +( [.A9]*0.0005)^2 + (0.1839 * [.C9])^2  )" office:value-type="float" office:value="4.13686760000849" calcext:value-type="float">
            <text:p>4,1368676</text:p>
          </table:table-cell>
          <table:table-cell table:formula="of:=[.D9]*0.1839" office:value-type="float" office:value="2.46426" calcext:value-type="float">
            <text:p>2,46426</text:p>
          </table:table-cell>
          <table:table-cell table:formula="of:=(0.0005/0.1939)*[.D9]" office:value-type="float" office:value="0.0345538937596699" calcext:value-type="float">
            <text:p>0,0345538938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1332.5" calcext:value-type="float">
            <text:p>1332,5</text:p>
          </table:table-cell>
          <table:table-cell office:value-type="float" office:value="7" calcext:value-type="float">
            <text:p>7</text:p>
          </table:table-cell>
          <table:table-cell office:value-type="float" office:value="12.25" calcext:value-type="float">
            <text:p>12,25</text:p>
          </table:table-cell>
          <table:table-cell/>
          <table:table-cell table:formula="of:=[.A10]*0.1839 +3.2" office:value-type="float" office:value="1334.8199" calcext:value-type="float">
            <text:p>1334,8199</text:p>
          </table:table-cell>
          <table:table-cell table:formula="of:=SQRT( (2.3)^2 +( [.A10]*0.0005)^2 + (0.1839 * [.C10])^2  )" office:value-type="float" office:value="4.47829895607696" calcext:value-type="float">
            <text:p>4,4782989561</text:p>
          </table:table-cell>
          <table:table-cell table:formula="of:=[.D10]*0.1839" office:value-type="float" office:value="2.252775" calcext:value-type="float">
            <text:p>2,252775</text:p>
          </table:table-cell>
          <table:table-cell table:formula="of:=(0.0005/0.1939)*[.D10]" office:value-type="float" office:value="0.0315884476534296" calcext:value-type="float">
            <text:p>0,0315884477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664.6" calcext:value-type="float">
            <text:p>664,6</text:p>
          </table:table-cell>
          <table:table-cell office:value-type="float" office:value="7" calcext:value-type="float">
            <text:p>7</text:p>
          </table:table-cell>
          <table:table-cell office:value-type="float" office:value="10.1" calcext:value-type="float">
            <text:p>10,1</text:p>
          </table:table-cell>
          <table:table-cell/>
          <table:table-cell table:formula="of:=[.A11]*0.1839 +3.2" office:value-type="float" office:value="665.0561" calcext:value-type="float">
            <text:p>665,0561</text:p>
          </table:table-cell>
          <table:table-cell table:formula="of:=SQRT( (2.3)^2 +( [.A11]*0.0005)^2 + (0.1839 * [.C11])^2  )" office:value-type="float" office:value="3.19144818851881" calcext:value-type="float">
            <text:p>3,1914481885</text:p>
          </table:table-cell>
          <table:table-cell table:formula="of:=[.D11]*0.1839" office:value-type="float" office:value="1.85739" calcext:value-type="float">
            <text:p>1,85739</text:p>
          </table:table-cell>
          <table:table-cell table:formula="of:=(0.0005/0.1939)*[.D11]" office:value-type="float" office:value="0.0260443527591542" calcext:value-type="float">
            <text:p>0,0260443528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1274.5" calcext:value-type="float">
            <text:p>1274,5</text:p>
          </table:table-cell>
          <table:table-cell office:value-type="float" office:value="7" calcext:value-type="float">
            <text:p>7</text:p>
          </table:table-cell>
          <table:table-cell office:value-type="float" office:value="11.44" calcext:value-type="float">
            <text:p>11,44</text:p>
          </table:table-cell>
          <table:table-cell/>
          <table:table-cell table:formula="of:=[.A12]*0.1839 +3.2" office:value-type="float" office:value="1276.7075" calcext:value-type="float">
            <text:p>1276,7075</text:p>
          </table:table-cell>
          <table:table-cell table:formula="of:=SQRT( (2.3)^2 +( [.A12]*0.0005)^2 + (0.1839 * [.C12])^2  )" office:value-type="float" office:value="4.35155690988869" calcext:value-type="float">
            <text:p>4,3515569099</text:p>
          </table:table-cell>
          <table:table-cell table:formula="of:=[.D12]*0.1839" office:value-type="float" office:value="2.103816" calcext:value-type="float">
            <text:p>2,103816</text:p>
          </table:table-cell>
          <table:table-cell table:formula="of:=(0.0005/0.1939)*[.D12]" office:value-type="float" office:value="0.0294997421351212" calcext:value-type="float">
            <text:p>0,02949974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.6" calcext:value-type="float">
            <text:p>59,6</text:p>
          </table:table-cell>
          <table:table-cell office:value-type="float" office:value="7" calcext:value-type="float">
            <text:p>7</text:p>
          </table:table-cell>
          <table:table-cell office:value-type="float" office:value="7.38" calcext:value-type="float">
            <text:p>7,38</text:p>
          </table:table-cell>
          <table:table-cell/>
          <table:table-cell table:formula="of:=[.A13]*0.1839 +3.2" office:value-type="float" office:value="62.5997" calcext:value-type="float">
            <text:p>62,5997</text:p>
          </table:table-cell>
          <table:table-cell table:formula="of:=SQRT( (2.3)^2 +( [.A13]*0.0005)^2 + (0.1839 * [.C13])^2  )" office:value-type="float" office:value="2.64068618733843" calcext:value-type="float">
            <text:p>2,6406861873</text:p>
          </table:table-cell>
          <table:table-cell table:formula="of:=[.D13]*0.1839" office:value-type="float" office:value="1.357182" calcext:value-type="float">
            <text:p>1,357182</text:p>
          </table:table-cell>
          <table:table-cell table:formula="of:=(0.0005/0.1939)*[.D13]" office:value-type="float" office:value="0.0190304280556988" calcext:value-type="float">
            <text:p>0,01903042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8.98" calcext:value-type="float">
            <text:p>8,98</text:p>
          </table:table-cell>
          <table:table-cell/>
          <table:table-cell table:formula="of:=[.A14]*0.1839 +3.2" office:value-type="float" office:value="21.0383" calcext:value-type="float">
            <text:p>21,0383</text:p>
          </table:table-cell>
          <table:table-cell table:formula="of:=SQRT( (2.3)^2 +( [.A14]*0.0005)^2 + (0.1839 * [.C14])^2  )" office:value-type="float" office:value="2.63618920792875" calcext:value-type="float">
            <text:p>2,6361892079</text:p>
          </table:table-cell>
          <table:table-cell table:formula="of:=[.D14]*0.1839" office:value-type="float" office:value="1.651422" calcext:value-type="float">
            <text:p>1,651422</text:p>
          </table:table-cell>
          <table:table-cell table:formula="of:=(0.0005/0.1939)*[.D14]" office:value-type="float" office:value="0.0231562661165549" calcext:value-type="float">
            <text:p>0,02315626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0.998" calcext:value-type="float">
            <text:p>80,998</text:p>
          </table:table-cell>
          <table:table-cell office:value-type="float" office:value="7" calcext:value-type="float">
            <text:p>7</text:p>
          </table:table-cell>
          <table:table-cell office:value-type="float" office:value="7.54" calcext:value-type="float">
            <text:p>7,54</text:p>
          </table:table-cell>
          <table:table-cell/>
          <table:table-cell table:formula="of:=[.A15]*0.1839 +3.2" office:value-type="float" office:value="83.9321" calcext:value-type="float">
            <text:p>83,9321</text:p>
          </table:table-cell>
          <table:table-cell table:formula="of:=SQRT( (2.3)^2 +( [.A15]*0.0005)^2 + (0.1839 * [.C15])^2  )" office:value-type="float" office:value="2.64486701745097" calcext:value-type="float">
            <text:p>2,6448670175</text:p>
          </table:table-cell>
          <table:table-cell table:formula="of:=[.D15]*0.1839" office:value-type="float" office:value="1.386606" calcext:value-type="float">
            <text:p>1,386606</text:p>
          </table:table-cell>
          <table:table-cell table:formula="of:=(0.0005/0.1939)*[.D15]" office:value-type="float" office:value="0.0194430118617844" calcext:value-type="float">
            <text:p>0,0194430119</text:p>
          </table:table-cell>
        </table:table-row>
      </table:table>
      <table:table table:name="Tabelle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lei</text:p>
          </table:table-cell>
          <table:table-cell table:number-columns-repeated="4"/>
          <table:table-cell office:value-type="string" calcext:value-type="string">
            <text:p>Alu</text:p>
          </table:table-cell>
          <table:table-cell table:number-columns-repeated="4"/>
          <table:table-cell office:value-type="string" calcext:value-type="string">
            <text:p>Kupfe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.06" calcext:value-type="float">
            <text:p>0,06</text:p>
          </table:table-cell>
          <table:table-cell office:value-type="float" office:value="27696" calcext:value-type="float">
            <text:p>27696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" calcext:value-type="float">
            <text:p>0,07</text:p>
          </table:table-cell>
          <table:table-cell office:value-type="float" office:value="50276" calcext:value-type="float">
            <text:p>50276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8" calcext:value-type="float">
            <text:p>0,08</text:p>
          </table:table-cell>
          <table:table-cell office:value-type="float" office:value="25753" calcext:value-type="float">
            <text:p>2575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05" calcext:value-type="float">
            <text:p>0,05</text:p>
          </table:table-cell>
          <table:table-cell office:value-type="float" office:value="33269" calcext:value-type="float">
            <text:p>33269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" calcext:value-type="float">
            <text:p>0,06</text:p>
          </table:table-cell>
          <table:table-cell office:value-type="float" office:value="58059" calcext:value-type="float">
            <text:p>58059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,07</text:p>
          </table:table-cell>
          <table:table-cell office:value-type="float" office:value="28991" calcext:value-type="float">
            <text:p>2899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04" calcext:value-type="float">
            <text:p>0,04</text:p>
          </table:table-cell>
          <table:table-cell office:value-type="float" office:value="38582" calcext:value-type="float">
            <text:p>38582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55323" calcext:value-type="float">
            <text:p>55323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0.06" calcext:value-type="float">
            <text:p>0,06</text:p>
          </table:table-cell>
          <table:table-cell office:value-type="float" office:value="35525" calcext:value-type="float">
            <text:p>3552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43599" calcext:value-type="float">
            <text:p>43599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,04</text:p>
          </table:table-cell>
          <table:table-cell office:value-type="float" office:value="62792" calcext:value-type="float">
            <text:p>62792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35221" calcext:value-type="float">
            <text:p>3522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50994" calcext:value-type="float">
            <text:p>50994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60228" calcext:value-type="float">
            <text:p>60228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,04</text:p>
          </table:table-cell>
          <table:table-cell office:value-type="float" office:value="42395" calcext:value-type="float">
            <text:p>423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67514" calcext:value-type="float">
            <text:p>67514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49374" calcext:value-type="float">
            <text:p>4937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float" office:value="207.2" calcext:value-type="float">
            <text:p>207,2</text:p>
          </table:table-cell>
          <table:table-cell/>
          <table:table-cell office:value-type="string" calcext:value-type="string">
            <text:p>Atomdichte</text:p>
          </table:table-cell>
          <table:table-cell table:number-columns-repeated="2"/>
          <table:table-cell office:value-type="float" office:value="26.982" calcext:value-type="float">
            <text:p>26,982</text:p>
          </table:table-cell>
          <table:table-cell/>
          <table:table-cell office:value-type="string" calcext:value-type="string">
            <text:p>Atomdichte</text:p>
          </table:table-cell>
          <table:table-cell table:number-columns-repeated="2"/>
          <table:table-cell office:value-type="float" office:value="63.546" calcext:value-type="float">
            <text:p>63,546</text:p>
          </table:table-cell>
          <table:table-cell/>
          <table:table-cell office:value-type="string" calcext:value-type="string">
            <text:p>Atomdichte</text:p>
          </table:table-cell>
          <table:table-cell/>
        </table:table-row>
        <table:table-row table:style-name="ro1">
          <table:table-cell table:style-name="ce1" office:value-type="float" office:value="11.342" calcext:value-type="float">
            <text:p>11,342</text:p>
          </table:table-cell>
          <table:table-cell/>
          <table:table-cell table:formula="of:=[.A15]*[.A13]/[.A12]" office:value-type="float" office:value="3.29648278098456E+022" calcext:value-type="float">
            <text:p>32964827809845600000000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/>
          <table:table-cell table:formula="of:=[.A15]*[.A13]/[.F12]" office:value-type="float" office:value="2.5314329264695E+023" calcext:value-type="float">
            <text:p>253143292646950000000000</text:p>
          </table:table-cell>
          <table:table-cell table:number-columns-repeated="2"/>
          <table:table-cell office:value-type="float" office:value="8.92" calcext:value-type="float">
            <text:p>8,92</text:p>
          </table:table-cell>
          <table:table-cell/>
          <table:table-cell table:formula="of:=[.A15]*[.K13]/[.K12]" office:value-type="float" office:value="8.45332479148963E+022" calcext:value-type="float">
            <text:p>845332479148963000000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formula="of:=6.022141*10^23" office:value-type="float" office:value="6.022141E+023" calcext:value-type="float">
            <text:p>602214100000000000000000</text:p>
          </table:table-cell>
          <table:table-cell/>
          <table:table-cell office:value-type="string" calcext:value-type="string">
            <text:p>Querschnitt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.0564" calcext:value-type="float">
            <text:p>0,0564</text:p>
          </table:table-cell>
          <table:table-cell/>
          <table:table-cell table:formula="of:=[.A17]/[.C13]*10/10000" office:value-type="float" office:value="1.71091444267017E-027" calcext:value-type="float">
            <text:p>1,71091444267017E-027</text:p>
          </table:table-cell>
          <table:table-cell table:number-columns-repeated="2"/>
          <table:table-cell office:value-type="float" office:value="0.0161" calcext:value-type="float">
            <text:p>0,0161</text:p>
          </table:table-cell>
          <table:table-cell/>
          <table:table-cell table:formula="of:=[.F17]/[.H13]*10/10000" office:value-type="float" office:value="6.36003420499634E-029" calcext:value-type="float">
            <text:p>6,36003420499634E-029</text:p>
          </table:table-cell>
          <table:table-cell table:number-columns-repeated="2"/>
          <table:table-cell office:value-type="float" office:value="0.0493" calcext:value-type="float">
            <text:p>0,0493</text:p>
          </table:table-cell>
          <table:table-cell/>
          <table:table-cell table:formula="of:=[.K17]/[.M13]*10/10000" office:value-type="float" office:value="5.83202482053366E-028" calcext:value-type="float">
            <text:p>5,83202482053366E-028</text:p>
          </table:table-cell>
          <table:table-cell/>
        </table:table-row>
        <table:table-row table:style-name="ro1">
          <table:table-cell table:style-name="ce2" office:value-type="float" office:value="0.0026" calcext:value-type="float">
            <text:p>0,0026</text:p>
          </table:table-cell>
          <table:table-cell/>
          <table:table-cell table:formula="of:=[.A18]/[.A17]*[.C17]" office:value-type="float" office:value="7.88719423925965E-029" calcext:value-type="float">
            <text:p>7,88719423925965E-029</text:p>
          </table:table-cell>
          <table:table-cell table:number-columns-repeated="2"/>
          <table:table-cell table:style-name="ce2" office:value-type="float" office:value="0.0041" calcext:value-type="float">
            <text:p>0,0041</text:p>
          </table:table-cell>
          <table:table-cell/>
          <table:table-cell table:formula="of:=[.F18]/[.F17]*[.H17]" office:value-type="float" office:value="1.61963603978168E-029" calcext:value-type="float">
            <text:p>1,61963603978168E-029</text:p>
          </table:table-cell>
          <table:table-cell table:number-columns-repeated="2"/>
          <table:table-cell table:style-name="ce2" office:value-type="float" office:value="0.0009" calcext:value-type="float">
            <text:p>0,0009</text:p>
          </table:table-cell>
          <table:table-cell/>
          <table:table-cell table:formula="of:=[.K18]/[.K17]*[.M17]" office:value-type="float" office:value="1.06466984553353E-029" calcext:value-type="float">
            <text:p>1,06466984553353E-02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ssensch</text:p>
          </table:table-cell>
          <table:table-cell table:number-columns-repeated="4"/>
          <table:table-cell office:value-type="string" calcext:value-type="string">
            <text:p>Massensch</text:p>
          </table:table-cell>
          <table:table-cell table:number-columns-repeated="4"/>
          <table:table-cell office:value-type="string" calcext:value-type="string">
            <text:p>Massensch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A17]/[.A13]*10" office:value-type="float" office:value="0.0497266795979545" calcext:value-type="float">
            <text:p>0,0497266796</text:p>
          </table:table-cell>
          <table:table-cell table:number-columns-repeated="4"/>
          <table:table-cell table:formula="of:=[.F17]/[.F13]*10" office:value-type="float" office:value="0.0596296296296296" calcext:value-type="float">
            <text:p>0,0596296296</text:p>
          </table:table-cell>
          <table:table-cell table:number-columns-repeated="4"/>
          <table:table-cell table:formula="of:=[.K17]/[.K13]*10" office:value-type="float" office:value="0.0552690582959641" calcext:value-type="float">
            <text:p>0,0552690583</text:p>
          </table:table-cell>
          <table:table-cell/>
        </table:table-row>
        <table:table-row table:style-name="ro1">
          <table:table-cell table:number-columns-repeated="2"/>
          <table:table-cell table:formula="of:=[.C22]*[.A18]/[.A17]" office:value-type="float" office:value="0.00229236466231705" calcext:value-type="float">
            <text:p>0,0022923647</text:p>
          </table:table-cell>
          <table:table-cell table:number-columns-repeated="4"/>
          <table:table-cell table:formula="of:=[.H22]*[.F18]/[.F17]" office:value-type="float" office:value="0.0151851851851852" calcext:value-type="float">
            <text:p>0,0151851852</text:p>
          </table:table-cell>
          <table:table-cell table:number-columns-repeated="4"/>
          <table:table-cell table:formula="of:=[.M22]*[.K18]/[.K17]" office:value-type="float" office:value="0.00100896860986547" calcext:value-type="float">
            <text:p>0,00100896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 style:data-style-name="N2" text:time-value="12:57:49.9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50:57.410000000</meta:creation-date>
    <dc:date>2015-01-13T12:58:24.504000000</dc:date>
    <meta:editing-duration>PT3H15M19S</meta:editing-duration>
    <meta:editing-cycles>11</meta:editing-cycles>
    <meta:generator>LibreOffice/4.3.4.1$Windows_x86 LibreOffice_project/bc356b2f991740509f321d70e4512a6a54c5f243</meta:generator>
    <meta:document-statistic meta:table-count="3" meta:cell-count="16586" meta:object-count="0"/>
    <meta:user-defined meta:name="qrichtext">1</meta:user-defined>
  </office:meta>
</office:document-meta>
</file>